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2000000258EC8EC29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4476b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0cm" fo:min-width="18.608cm"/>
    </style:style>
    <style:style style:name="gr4" style:family="graphic" style:parent-style-name="standard">
      <style:graphic-properties svg:stroke-width="0.102cm" svg:stroke-color="#4c4c4c" draw:marker-start-width="0.356cm" draw:marker-end-width="0.356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5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3.507cm" fo:min-width="18.608cm"/>
    </style:style>
    <style:style style:name="gr6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0.766cm" fo:min-width="18.608cm"/>
    </style:style>
    <style:style style:name="gr7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7.37cm" fo:min-width="18.608cm"/>
    </style:style>
    <style:style style:name="gr8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7.416cm" fo:min-width="18.6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7.794cm" fo:min-width="18.608cm"/>
    </style:style>
    <style:style style:name="gr11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11.985cm" fo:min-width="18.608cm"/>
    </style:style>
    <style:style style:name="pr1" style:family="presentation" style:parent-style-name="lyt-sunrise-subtitle">
      <style:graphic-properties draw:fill-color="#ffffff" draw:auto-grow-height="true" fo:min-height="16.155cm"/>
    </style:style>
    <style:style style:name="pr2" style:family="presentation" style:parent-style-name="lyt-sunrise-notes">
      <style:graphic-properties draw:fill-color="#ffffff" draw:auto-grow-height="true" fo:min-height="12.572cm"/>
    </style:style>
    <style:style style:name="pr3" style:family="presentation" style:parent-style-name="lyt-sunrise-title">
      <style:graphic-properties draw:auto-grow-height="true" fo:min-height="3.506cm"/>
    </style:style>
    <style:style style:name="pr4" style:family="presentation" style:parent-style-name="lyt-sunrise-outline1">
      <style:graphic-properties fo:min-height="11.928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fo:min-height="12.179cm"/>
    </style:style>
    <style:style style:name="pr7" style:family="presentation" style:parent-style-name="lyt-sunrise-notes">
      <style:graphic-properties draw:fill-color="#ffffff" fo:min-height="12.572cm"/>
    </style:style>
    <style:style style:name="pr8" style:family="presentation" style:parent-style-name="lyt-sunrise-outline1">
      <style:graphic-properties fo:min-height="11.929cm"/>
    </style:style>
    <style:style style:name="pr9" style:family="presentation" style:parent-style-name="lyt-sunrise-outline1">
      <style:graphic-properties fo:min-height="0.928cm"/>
    </style:style>
    <style:style style:name="pr10" style:family="presentation" style:parent-style-name="lyt-sunrise-outline1">
      <style:graphic-properties draw:auto-grow-height="true" fo:min-height="8.04cm"/>
    </style:style>
    <style:style style:name="pr11" style:family="presentation" style:parent-style-name="lyt-sunrise-outline1">
      <style:graphic-properties draw:auto-grow-height="true" fo:min-height="5.808cm"/>
    </style:style>
    <style:style style:name="pr12" style:family="presentation" style:parent-style-name="lyt-sunrise-outline1">
      <style:graphic-properties fo:min-height="5.808cm"/>
    </style:style>
    <style:style style:name="pr13" style:family="presentation" style:parent-style-name="lyt-sunrise-outline1">
      <style:graphic-properties fo:min-height="8.078cm"/>
    </style:style>
    <style:style style:name="pr14" style:family="presentation" style:parent-style-name="lyt-sunrise-outline1">
      <style:graphic-properties draw:auto-grow-height="true" fo:min-height="9.31cm"/>
    </style:style>
    <style:style style:name="pr15" style:family="presentation" style:parent-style-name="lyt-sunrise-outline1">
      <style:graphic-properties fo:min-height="9.056cm"/>
    </style:style>
    <style:style style:name="pr16" style:family="presentation" style:parent-style-name="lyt-sunrise-outline1">
      <style:graphic-properties draw:auto-grow-height="true" fo:min-height="8.973cm"/>
    </style:style>
    <style:style style:name="pr17" style:family="presentation" style:parent-style-name="lyt-sunrise-outline1">
      <style:graphic-properties draw:auto-grow-height="true" fo:min-height="4.484cm"/>
    </style:style>
    <style:style style:name="pr18" style:family="presentation" style:parent-style-name="lyt-sunrise-outline1">
      <style:graphic-properties draw:auto-grow-height="true" fo:min-height="6.479cm"/>
    </style:style>
    <style:style style:name="co1" style:family="table-column">
      <style:table-column-properties style:column-width="5.355cm" style:use-optimal-column-width="false"/>
    </style:style>
    <style:style style:name="co2" style:family="table-column">
      <style:table-column-properties style:column-width="5.248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/>
    </style:style>
    <style:style style:name="P3" style:family="paragraph">
      <style:text-properties fo:font-size="26.3999996185303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use-window-font-color="true" fo:font-size="22pt" style:font-size-asian="22pt" style:font-size-complex="22pt"/>
    </style:style>
    <style:style style:name="P11" style:family="paragraph">
      <style:text-properties fo:color="#ffffff"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8pt"/>
    </style:style>
    <style:style style:name="T5" style:family="text">
      <style:text-properties fo:color="#ffffff" fo:font-size="18pt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ffffff" fo:font-size="18pt" fo:font-weight="normal" style:font-weight-asian="normal" style:font-weight-complex="normal"/>
    </style:style>
    <style:style style:name="T15" style:family="text">
      <style:text-properties style:use-window-font-color="true" fo:font-size="22pt" style:font-size-asian="22pt" style:font-size-complex="22pt"/>
    </style:style>
    <style:style style:name="T1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8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ffff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5cm" svg:x="1.4cm" svg:y="0.937cm" presentation:class="subtitle">
          <draw:text-box>
            <text:p><text:span text:style-name="T1">Python for Data Processing</text:span></text:p>
            <text:p><text:span text:style-name="T1"/></text:p>
            <text:p><text:span text:style-name="T2">A class for people who want to do science fast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3" draw:layer="layout" svg:width="25.199cm" svg:height="3.506cm" svg:x="1.4cm" svg:y="0.937cm" presentation:class="title">
          <draw:text-box>
            <text:p>Why Python for Science?</text:p>
          </draw:text-box>
        </draw:frame>
        <draw:frame presentation:style-name="pr4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p>A <text:span text:style-name="T3">readable</text:span> language for people without a lot of production time (i.e. Grad students)</text:p>
              </text:list-item>
              <text:list-item>
                <text:p>Pre-installed on Mac OS and Linux</text:p>
              </text:list-item>
              <text:list-item>
                <text:p>Tons of <text:span text:style-name="T3">free</text:span> tools (i.e. Scipy for stats, Matplotlib for graphing, and Numpy for matrix and array manipulation)</text:p>
              </text:list-item>
              <text:list-item>
                <text:p>More general, can do more things (more useful to learn in the long run) than R or MATLAB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Overall Objectives</text:p>
          </draw:text-box>
        </draw:frame>
        <draw:frame presentation:style-name="pr6" draw:layer="layout" svg:width="25.199cm" svg:height="13.843cm" svg:x="1.4cm" svg:y="4.914cm" presentation:class="outline" presentation:user-transformed="true">
          <draw:text-box>
            <text:list text:style-name="L2">
              <text:list-item>
                <text:p>Slides and sample files:</text:p>
                <text:p text:style-name="P1"><text:span text:style-name="T3">http://sacklerpython.wordpress.com</text:span></text:p>
              </text:list-item>
              <text:list-item>
                <text:p>Teaching the basics of Python with a focus on data processing, bioinformatics, statistics, and plotting</text:p>
              </text:list-item>
              <text:list-item>
                <text:p>Each meeting should be in the following format:</text:p>
                <text:list>
                  <text:list-item>
                    <text:p>Recap (except today)</text:p>
                  </text:list-item>
                  <text:list-item>
                    <text:p>Lesson</text:p>
                  </text:list-item>
                  <text:list-item>
                    <text:p>Deduction</text:p>
                  </text:list-item>
                  <text:list-item>
                    <text:p>Problem solving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3" draw:layer="layout" svg:width="25.199cm" svg:height="3.506cm" svg:x="1.4cm" svg:y="0.937cm" presentation:class="title" presentation:user-transformed="true">
          <draw:text-box>
            <text:p>Installing Python</text:p>
          </draw:text-box>
        </draw:frame>
        <draw:frame presentation:style-name="pr8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3">Mac OS and Linux:</text:span></text:p>
                <text:list>
                  <text:list-item>
                    <text:p>Go to Finder or Dash Home</text:p>
                  </text:list-item>
                  <text:list-item>
                    <text:p>Search for 'Terminal'</text:p>
                  </text:list-item>
                  <text:list-item>
                    <text:p>When it loads, type 'python', press Enter</text:p>
                  </text:list-item>
                  <text:list-item>
                    <text:p>That should be it (<text:span text:style-name="T3">Cntl+D</text:span> to exit)</text:p>
                  </text:list-item>
                </text:list>
              </text:list-item>
              <text:list-item>
                <text:p><text:span text:style-name="T3">Windows:</text:span></text:p>
                <text:list>
                  <text:list-item>
                    <text:p>We should have already done this for you, but if not, one of us will do it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Don't Get It Confused</text:p>
          </draw:text-box>
        </draw:frame>
        <draw:frame presentation:style-name="pr9" draw:layer="layout" svg:width="25.199cm" svg:height="7.271cm" svg:x="1.4cm" svg:y="4.914cm" presentation:class="outline" presentation:user-transformed="true">
          <draw:text-box>
            <text:list text:style-name="L2">
              <text:list-item>
                <text:p>Terminal: uses UNIX</text:p>
              </text:list-item>
              <text:list-item>
                <text:p>Use Terminal to get to Python interpreter by writing 'python' and Enter</text:p>
              </text:list-item>
              <text:list-item>
                <text:p>Once there, the rules change: now it uses Python until you hit Cntl+D</text:p>
              </text:list-item>
            </text:list>
          </draw:text-box>
        </draw:frame>
        <draw:frame draw:style-name="gr2" draw:text-style-name="P2" draw:layer="layout" svg:width="19.108cm" svg:height="5.939cm" svg:x="4.826cm" svg:y="13.06cm">
          <draw:text-box>
            <text:p><text:span text:style-name="T4">thefourtheye@thefourtheye-Inspiron-5520:~$ </text:span><text:span text:style-name="T5">echo 'Hello World'</text:span></text:p>
            <text:p><text:span text:style-name="T5">Hello World</text:span></text:p>
            <text:p><text:span text:style-name="T4">thefourtheye@thefourtheye-Inspiron-5520:~$</text:span><text:span text:style-name="T5"> python</text:span></text:p>
            <text:p><text:span text:style-name="T4">Python 2.7.3 (default, Aug <text:s/>1 2012, 05:16:07) </text:span></text:p>
            <text:p><text:span text:style-name="T4">[GCC 4.6.3] on linux2</text:span></text:p>
            <text:p><text:span text:style-name="T4">Type "help", "copyright", "credits" or "license" for more information.</text:span></text:p>
            <text:p><text:span text:style-name="T4">&gt;&gt;&gt; </text:span><text:span text:style-name="T5">print 'Hello World'</text:span></text:p>
            <text:p><text:span text:style-name="T5">Hello Worl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3" draw:layer="layout" svg:width="25.199cm" svg:height="3.506cm" svg:x="1.4cm" svg:y="0.937cm" presentation:class="title">
          <draw:text-box>
            <text:p>Changing Directories in Terminal</text:p>
          </draw:text-box>
        </draw:frame>
        <draw:frame presentation:style-name="pr10" draw:text-style-name="P4" draw:layer="layout" svg:width="25.199cm" svg:height="10.725cm" svg:x="1.4cm" svg:y="4.914cm" presentation:class="outline" presentation:user-transformed="true">
          <draw:text-box>
            <text:list text:style-name="L2">
              <text:list-item>
                <text:p><text:span text:style-name="T2">Terminal starts in your home directory, so you need to create somewhere to keep your files, and then you need to point Terminal to that location before running Python</text:span></text:p>
              </text:list-item>
              <text:list-item>
                <text:p><text:span text:style-name="T2">Go ahead and create a folder on your Desktop called 'myPython'</text:span></text:p>
              </text:list-item>
              <text:list-item>
                <text:p><text:span text:style-name="T2">Changing directories is the command 'cd'</text:span></text:p>
                <text:list>
                  <text:list-item>
                    <text:p><text:span text:style-name="T2">'cd $HOME/Desktop/myPython' will take you to your new folder in Terminal</text:span></text:p>
                  </text:list-item>
                  <text:list-item>
                    <text:p><text:span text:style-name="T2">'cd ..' will go up a folder</text:span></text:p>
                  </text:list-item>
                  <text:list-item>
                    <text:p><text:span text:style-name="T2">'cd' by itself will always take to your home fold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123cm" svg:height="3.095cm" svg:x="4.318cm" svg:y="16.006cm">
          <draw:text-box>
            <text:p><text:span text:style-name="T6">thefourtheye@thefourtheye-Inspiron-5520:~$ </text:span><text:span text:style-name="T7">cd Desktop/myPython</text:span></text:p>
            <text:p><text:span text:style-name="T6">thefourtheye@thefourtheye-Inspiron-5520:~/Desktop/myPython$ </text:span><text:span text:style-name="T7">cd ..</text:span></text:p>
            <text:p><text:span text:style-name="T6">thefourtheye@thefourtheye-Inspiron-5520:~/Desktop$ </text:span><text:span text:style-name="T7">cd</text:span></text:p>
            <text:p><text:span text:style-name="T6">thefourtheye@thefourtheye-Inspiron-5520:~$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Getting Started in Python</text:p>
          </draw:text-box>
        </draw:frame>
        <draw:frame presentation:style-name="pr11" draw:layer="layout" svg:width="25.199cm" svg:height="5.808cm" svg:x="1.4cm" svg:y="4.914cm" presentation:class="outline">
          <draw:text-box>
            <text:list text:style-name="L2">
              <text:list-item>
                <text:p>Now type 'python' in Terminal (for realsies)</text:p>
                <text:p/>
              </text:list-item>
            </text:list>
          </draw:text-box>
        </draw:frame>
        <draw:frame draw:style-name="gr2" draw:text-style-name="P5" draw:layer="layout" svg:width="19.108cm" svg:height="5.939cm" svg:x="4.006cm" svg:y="7.212cm">
          <draw:text-box>
            <text:p><text:span text:style-name="T6">thefourtheye@thefourtheye-Inspiron-5520:~$ python</text:span></text:p>
            <text:p><text:span text:style-name="T6">Python 2.7.3 (default, Aug <text:s/>1 2012, 05:16:07) </text:span></text:p>
            <text:p><text:span text:style-name="T6">[GCC 4.6.3] on linux2</text:span></text:p>
            <text:p><text:span text:style-name="T6">Type "help", "copyright", "credits" or "license" for more information.</text:span></text:p>
            <text:p><text:span text:style-name="T6">&gt;&gt;&gt;</text:span></text:p>
            <text:p><text:span text:style-name="T6">&gt;&gt;&gt; #This is a comment and does nothing</text:span></text:p>
            <text:p><text:span text:style-name="T6">&gt;&gt;&gt; seq = 'GATTACA'</text:span><text:span text:style-name="T6"><text:tab/></text:span><text:span text:style-name="T6"><text:tab/></text:span><text:span text:style-name="T6">#This is a string</text:span></text:p>
            <text:p><text:span text:style-name="T6">&gt;&gt;&gt; num = 56</text:span><text:span text:style-name="T6"><text:tab/></text:span><text:span text:style-name="T6">#This is a number</text:span></text:p>
          </draw:text-box>
        </draw:frame>
        <draw:frame presentation:style-name="pr12" draw:layer="layout" svg:width="25.199cm" svg:height="5.808cm" svg:x="1.524cm" svg:y="13.75cm" presentation:class="outline" presentation:user-transformed="true">
          <draw:text-box>
            <text:list text:style-name="L2">
              <text:list-item>
                <text:p>'#' followed by text makes a comment, which is for annotating your code for future reference</text:p>
              </text:list-item>
              <text:list-item>
                <text:p>Anything after a '#' is a comment, no matter where it goes or what it say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Variables and Assignments</text:p>
          </draw:text-box>
        </draw:frame>
        <draw:frame draw:style-name="gr3" draw:text-style-name="P5" draw:layer="layout" svg:width="19.108cm" svg:height="4.517cm" svg:x="4.006cm" svg:y="5.112cm">
          <draw:text-box>
            <text:p><text:span text:style-name="T6">&gt;&gt;&gt; seq = 'GATTACA'</text:span><text:span text:style-name="T6"><text:tab/></text:span></text:p>
            <text:p><text:span text:style-name="T6">&gt;&gt;&gt; num = 56</text:span></text:p>
            <text:p><text:span text:style-name="T6">&gt;&gt;&gt; print seq</text:span></text:p>
            <text:p><text:span text:style-name="T6">GATTACA</text:span></text:p>
            <text:p><text:span text:style-name="T6">&gt;&gt;&gt; print num</text:span></text:p>
            <text:p><text:span text:style-name="T6">56</text:span></text:p>
          </draw:text-box>
        </draw:frame>
        <draw:frame presentation:style-name="pr12" draw:layer="layout" svg:width="25.199cm" svg:height="6.771cm" svg:x="1.4cm" svg:y="10.602cm" presentation:class="outline" presentation:user-transformed="true">
          <draw:text-box>
            <text:list text:style-name="L2">
              <text:list-item>
                <text:p>Variables like 'num' and 'seq' are just stand-in names for data, like numbers, strings, lists, etc.</text:p>
              </text:list-item>
              <text:list-item>
                <text:p>It's a way of storing large amounts of data in a simple reference (like how a person's name can bring to mind an entire individu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What can be stored in a variable?</text:p>
          </draw:text-box>
        </draw:frame>
        <draw:frame presentation:style-name="pr11" draw:layer="layout" svg:width="25.199cm" svg:height="5.808cm" svg:x="1.4cm" svg:y="4.914cm" presentation:class="outline">
          <draw:text-box>
            <text:list text:style-name="L2">
              <text:list-item>
                <text:p>Any Python data type can be stored</text:p>
              </text:list-item>
            </text:list>
          </draw:text-box>
        </draw:frame>
        <draw:frame draw:style-name="standard" draw:layer="layout" svg:width="15.056cm" svg:height="6.836cm" svg:x="6.406cm" svg:y="7.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Object type</text:p>
              </table:table-cell>
              <table:table-cell>
                <text:p>Category</text:p>
              </table:table-cell>
              <table:table-cell>
                <text:p>Mutable?</text:p>
              </table:table-cell>
            </table:table-row>
            <table:table-row table:style-name="ro2" table:default-cell-style-name="ce1">
              <table:table-cell>
                <text:p>Numbers </text:p>
              </table:table-cell>
              <table:table-cell>
                <text:p>Numeric 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trings</text:p>
              </table:table-cell>
              <table:table-cell>
                <text:p>Sequence 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Files</text:p>
              </table:table-cell>
              <table:table-cell>
                <text:p>Extension</text:p>
              </table:table-cell>
              <table:table-cell>
                <text:p>N/A</text:p>
              </table:table-cell>
            </table:table-row>
            <table:table-row table:style-name="ro2" table:default-cell-style-name="ce1">
              <table:table-cell>
                <text:p>Lists </text:p>
              </table:table-cell>
              <table:table-cell>
                <text:p>Sequence 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Dictionaries </text:p>
              </table:table-cell>
              <table:table-cell>
                <text:p>Mapping 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Tuples </text:p>
              </table:table-cell>
              <table:table-cell>
                <text:p>Sequence </text:p>
              </table:table-cell>
              <table:table-cell>
                <text:p>No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layout" svg:width="14.578cm" svg:height="2.802cm" svg:x="6.504cm" svg:y="8.8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Numbers in Python</text:p>
          </draw:text-box>
        </draw:frame>
        <draw:frame presentation:style-name="pr13" draw:text-style-name="P4" draw:layer="layout" svg:width="25.199cm" svg:height="8.078cm" svg:x="1.4cm" svg:y="4.214cm" presentation:class="outline" presentation:user-transformed="true">
          <draw:text-box>
            <text:list text:style-name="L2">
              <text:list-item>
                <text:p><text:span text:style-name="T2">All you need to know about numbers, you learned by typing equations into the Google search bar (+ - * / **)</text:span></text:p>
              </text:list-item>
              <text:list-item>
                <text:p><text:span text:style-name="T2">8 is an </text:span><text:span text:style-name="T8">integer</text:span><text:span text:style-name="T2">, and 8.0 is a </text:span><text:span text:style-name="T8">float</text:span></text:p>
              </text:list-item>
              <text:list-item>
                <text:p><text:span text:style-name="T2">Note: integer division in Python 2.X is weird with fractions less than 1, </text:span><text:span text:style-name="T8">so always divide floats for now</text:span><text:span text:style-name="T2">. Fixed in Python 3.0</text:span></text:p>
              </text:list-item>
              <text:list-item>
                <text:p><text:span text:style-name="T2">For logarithms and trigonometry, etc. </text:span><text:span text:style-name="T8">import math</text:span></text:p>
              </text:list-item>
            </text:list>
          </draw:text-box>
        </draw:frame>
        <draw:frame draw:style-name="gr3" draw:text-style-name="P5" draw:layer="layout" svg:width="4.63cm" svg:height="6.65cm" svg:x="2.806cm" svg:y="12.813cm">
          <draw:text-box>
            <text:p><text:span text:style-name="T6">&gt;&gt;&gt; n = 8</text:span></text:p>
            <text:p><text:span text:style-name="T6">&gt;&gt;&gt; n/2</text:span></text:p>
            <text:p><text:span text:style-name="T6">4</text:span></text:p>
            <text:p><text:span text:style-name="T7">&gt;&gt;&gt; n = 8</text:span></text:p>
            <text:p><text:span text:style-name="T7">&gt;&gt;&gt; n/16</text:span></text:p>
            <text:p><text:span text:style-name="T7">0</text:span></text:p>
            <text:p><text:span text:style-name="T6">&gt;&gt;&gt; n = 8.0</text:span></text:p>
            <text:p><text:span text:style-name="T6">&gt;&gt;&gt; n/16</text:span></text:p>
            <text:p><text:span text:style-name="T6">0.5</text:span></text:p>
          </draw:text-box>
        </draw:frame>
        <draw:frame draw:style-name="gr3" draw:text-style-name="P5" draw:layer="layout" svg:width="8.086cm" svg:height="3.806cm" svg:x="8.51cm" svg:y="12.838cm">
          <draw:text-box>
            <text:p><text:span text:style-name="T6">&gt;&gt;&gt; n = 2</text:span></text:p>
            <text:p><text:span text:style-name="T6">&gt;&gt;&gt; n**5</text:span></text:p>
            <text:p><text:span text:style-name="T6">32</text:span></text:p>
            <text:p><text:span text:style-name="T6">&gt;&gt;&gt; n**5.0</text:span></text:p>
            <text:p><text:span text:style-name="T6">32.0</text:span></text:p>
          </draw:text-box>
        </draw:frame>
        <draw:frame draw:style-name="gr3" draw:text-style-name="P5" draw:layer="layout" svg:width="8.086cm" svg:height="5.228cm" svg:x="17.496cm" svg:y="12.808cm">
          <draw:text-box>
            <text:p><text:span text:style-name="T6">&gt;&gt;&gt; import math</text:span></text:p>
            <text:p><text:span text:style-name="T6">&gt;&gt;&gt; math.log(1000/10, 10)</text:span></text:p>
            <text:p><text:span text:style-name="T6">2.0</text:span></text:p>
            <text:p><text:span text:style-name="T6">&gt;&gt;&gt; math.log(1000/10)</text:span></text:p>
            <text:p><text:span text:style-name="T6">4.605170185988092</text:span></text:p>
            <text:p><text:span text:style-name="T6">&gt;&gt;&gt; math.exp(2)</text:span></text:p>
            <text:p><text:span text:style-name="T6">7.38905609893065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4T3">
        <draw:frame presentation:style-name="pr3" draw:layer="layout" svg:width="25.199cm" svg:height="3.506cm" svg:x="1.4cm" svg:y="0.937cm" presentation:class="title">
          <draw:text-box>
            <text:p>A brief note on importing modules</text:p>
          </draw:text-box>
        </draw:frame>
        <draw:frame presentation:style-name="pr14" draw:text-style-name="P4" draw:layer="layout" svg:width="12.296cm" svg:height="12.233cm" svg:x="1.4cm" svg:y="4.914cm" presentation:class="outline" presentation:user-transformed="true">
          <draw:text-box>
            <text:list text:style-name="L2">
              <text:list-item>
                <text:p><text:span text:style-name="T2">The basic Python package has a lot of tools, but to do some things, e.g. make an array, perform logarithms, you need to import a module</text:span></text:p>
              </text:list-item>
              <text:list-item>
                <text:p><text:span text:style-name="T2">To find out if what you want to do needs importing and what the module is called, just Google it</text:span></text:p>
              </text:list-item>
              <text:list-item>
                <text:p><text:span text:style-name="T2">To import it, </text:span><text:span text:style-name="T8">just write 'import modulename'</text:span><text:span text:style-name="T2">, and </text:span><text:span text:style-name="T8">add it to the beginning of every tool in the module with a period</text:span></text:p>
              </text:list-item>
            </text:list>
          </draw:text-box>
        </draw:frame>
        <draw:frame draw:style-name="gr3" draw:text-style-name="P5" draw:layer="layout" svg:width="9.864cm" svg:height="8.072cm" svg:x="15.282cm" svg:y="6.534cm">
          <draw:text-box>
            <text:p><text:span text:style-name="T6">&gt;&gt;&gt; </text:span><text:span text:style-name="T7">import math</text:span></text:p>
            <text:p><text:span text:style-name="T6">&gt;&gt;&gt; math.log(1000/10, 10)</text:span></text:p>
            <text:p><text:span text:style-name="T6">2.0</text:span></text:p>
            <text:p><text:span text:style-name="T6">&gt;&gt;&gt; math.log(1000/10)</text:span></text:p>
            <text:p><text:span text:style-name="T6">4.605170185988092</text:span></text:p>
            <text:p><text:span text:style-name="T6">&gt;&gt;&gt; math.exp(2)</text:span></text:p>
            <text:p><text:span text:style-name="T6">7.38905609893065</text:span></text:p>
            <text:p><text:span text:style-name="T6">&gt;&gt;&gt;</text:span></text:p>
            <text:p><text:span text:style-name="T6">&gt;&gt;&gt; </text:span><text:span text:style-name="T7">import numpy as np</text:span></text:p>
            <text:p><text:span text:style-name="T6">&gt;&gt;&gt; np.array([1,2,3,4])</text:span></text:p>
            <text:p><text:span text:style-name="T6">array([1, 2, 3, 4]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Strings in Python</text:p>
          </draw:text-box>
        </draw:frame>
        <draw:frame presentation:style-name="pr15" draw:text-style-name="P6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<text:span text:style-name="T9">Strings are just sequences of characters and spaces in quotes ('string' or “string”)</text:span></text:p>
              </text:list-item>
              <text:list-item>
                <text:p><text:span text:style-name="T9">DNA and protein sequences are almost always represented as strings</text:span></text:p>
                <text:list>
                  <text:list-item>
                    <text:p><text:span text:style-name="T9">Parts of strings are substrings, i.e. motifs</text:span></text:p>
                  </text:list-item>
                </text:list>
              </text:list-item>
              <text:list-item>
                <text:p><text:span text:style-name="T9">You can slice them, transform them, and get information, just like you would want to for sequences</text:span></text:p>
              </text:list-item>
            </text:list>
          </draw:text-box>
        </draw:frame>
        <draw:frame draw:style-name="gr3" draw:text-style-name="P2" draw:layer="layout" svg:width="19.108cm" svg:height="1.673cm" svg:x="4.614cm" svg:y="14.664cm">
          <draw:text-box>
            <text:p><text:span text:style-name="T4">&gt;&gt;&gt; dna = 'CGGTTAATAGGGACTCTC'</text:span><text:span text:style-name="T4"><text:tab/></text:span></text:p>
            <text:p><text:span text:style-name="T4">&gt;&gt;&gt; protein = 'KMLVVPRF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licing Strings in Python</text:p>
          </draw:text-box>
        </draw:frame>
        <draw:frame presentation:style-name="pr12" draw:text-style-name="P7" draw:layer="layout" svg:width="25.199cm" svg:height="8.773cm" svg:x="1.4cm" svg:y="4.914cm" presentation:class="outline" presentation:user-transformed="true">
          <draw:text-box>
            <text:list text:style-name="L2">
              <text:list-item>
                <text:p><text:span text:style-name="T10">You can get parts of strings by </text:span><text:span text:style-name="T11">slicing</text:span></text:p>
              </text:list-item>
              <text:list-item>
                <text:p><text:span text:style-name="T10">This is when you specify the beginning and the end of the part of the string you want, and create a new string as a result</text:span></text:p>
                <text:list>
                  <text:list-item>
                    <text:p><text:span text:style-name="T11">newstring = string[beg:end:step]</text:span></text:p>
                  </text:list-item>
                </text:list>
              </text:list-item>
              <text:list-item>
                <text:p><text:span text:style-name="T12">Slicing actually creates a copy of the string that you can save in another variable</text:span></text:p>
                <text:list>
                  <text:list-item>
                    <text:p><text:span text:style-name="T12">It does not modify the string itself, so your original string is intact unless you save over it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108cm" svg:height="4.517cm" svg:x="4.614cm" svg:y="14.365cm">
          <draw:text-box>
            <text:p><text:span text:style-name="T6">&gt;&gt;&gt; dna = 'CGGT</text:span><text:span text:style-name="T7">TAATAG</text:span><text:span text:style-name="T6">GGACTCTC'</text:span></text:p>
            <text:p><text:span text:style-name="T6">&gt;&gt;&gt; motif = dna[4:10:1]</text:span></text:p>
            <text:p><text:span text:style-name="T6">&gt;&gt;&gt; motif</text:span></text:p>
            <text:p><text:span text:style-name="T6">'TAATAG' </text:span></text:p>
            <text:p><text:span text:style-name="T6">&gt;&gt;&gt; dna</text:span></text:p>
            <text:p><text:span text:style-name="T6">'CGGT</text:span><text:span text:style-name="T7">TAATAG</text:span><text:span text:style-name="T6">GGACTCTC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licing Strings in Python</text:p>
          </draw:text-box>
        </draw:frame>
        <draw:frame presentation:style-name="pr12" draw:text-style-name="P8" draw:layer="layout" svg:width="25.199cm" svg:height="10.073cm" svg:x="1.4cm" svg:y="4.414cm" presentation:class="outline" presentation:user-transformed="true">
          <draw:text-box>
            <text:list text:style-name="L2">
              <text:list-item>
                <text:p><text:span text:style-name="T12">Python has a 0-based numbering system, so counting goes: 0, 1, 2, 3, 4, etc.</text:span></text:p>
              </text:list-item>
              <text:list-item>
                <text:p><text:span text:style-name="T12">Indexing </text:span><text:span text:style-name="T11">[beg:end:step]</text:span></text:p>
                <text:list>
                  <text:list-item>
                    <text:p><text:span text:style-name="T12">Beginning: count to the letter you want starting by 0</text:span></text:p>
                  </text:list-item>
                  <text:list-item>
                    <text:p><text:span text:style-name="T12">End: (n-1) by the 0-based system</text:span></text:p>
                  </text:list-item>
                  <text:list-item>
                    <text:p><text:span text:style-name="T12">Step: 1 is every letter, 2 is every second letter, 3 is every third, etc.</text:span></text:p>
                  </text:list-item>
                </text:list>
              </text:list-item>
              <text:list-item>
                <text:p><text:span text:style-name="T12">If </text:span><text:span text:style-name="T11">beg</text:span><text:span text:style-name="T12"> or </text:span><text:span text:style-name="T11">end</text:span><text:span text:style-name="T12"> is negative, it will count backwards from the end of the string</text:span></text:p>
              </text:list-item>
              <text:list-item>
                <text:p><text:span text:style-name="T12">If </text:span><text:span text:style-name="T11">beg</text:span><text:span text:style-name="T12"> or </text:span><text:span text:style-name="T11">end</text:span><text:span text:style-name="T12"> is left out, it defaults to 0 and the end, respectively</text:span></text:p>
              </text:list-item>
              <text:list-item>
                <text:p><text:span text:style-name="T12">You can </text:span><text:span text:style-name="T11">reverse</text:span><text:span text:style-name="T12"> a string by adding [::-1] to the slice or string</text:span></text:p>
              </text:list-item>
            </text:list>
          </draw:text-box>
        </draw:frame>
        <draw:frame draw:style-name="gr3" draw:text-style-name="P5" draw:layer="layout" svg:width="12.15cm" svg:height="3.806cm" svg:x="1.478cm" svg:y="15.547cm">
          <draw:text-box>
            <text:p><text:span text:style-name="T6">&gt;&gt;&gt; dna = 'CGGT</text:span><text:span text:style-name="T7">T</text:span><text:span text:style-name="T13">A</text:span><text:span text:style-name="T7">A</text:span><text:span text:style-name="T13">T</text:span><text:span text:style-name="T7">A</text:span><text:span text:style-name="T13">G</text:span><text:span text:style-name="T6">GGACTCTC'</text:span></text:p>
            <text:p><text:span text:style-name="T6">&gt;&gt;&gt; dna[4:10:2]</text:span></text:p>
            <text:p><text:span text:style-name="T6">'TAA' </text:span></text:p>
            <text:p><text:span text:style-name="T6">&gt;&gt;&gt; dna[-2:-1]</text:span></text:p>
            <text:p><text:span text:style-name="T6">'CT'</text:span></text:p>
          </draw:text-box>
        </draw:frame>
        <draw:frame draw:style-name="gr5" draw:text-style-name="P5" draw:layer="layout" svg:width="12.15cm" svg:height="3.757cm" svg:x="14.328cm" svg:y="15.547cm">
          <draw:text-box>
            <text:p><text:span text:style-name="T6">&gt;&gt;&gt; dna[2:]</text:span></text:p>
            <text:p><text:span text:style-name="T6">'GTTAATAGGGACTCTC'</text:span></text:p>
            <text:p><text:span text:style-name="T6">&gt;&gt;&gt; dna[2:][::-1]</text:span></text:p>
            <text:p><text:span text:style-name="T6">'CTCTCAGGGATAATTG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trings in Python: Exercises</text:p>
          </draw:text-box>
        </draw:frame>
        <draw:frame draw:style-name="gr6" draw:text-style-name="P5" draw:layer="layout" svg:width="12.912cm" svg:height="1.016cm" svg:x="7.114cm" svg:y="5.926cm">
          <draw:text-box>
            <text:p><text:span text:style-name="T6">&gt;&gt;&gt; dna = '</text:span><text:span text:style-name="T13">CGGTTAATAGGGACTCTC'</text:span></text:p>
          </draw:text-box>
        </draw:frame>
        <draw:frame draw:style-name="gr7" draw:text-style-name="P5" draw:layer="layout" svg:width="4.826cm" svg:height="7.62cm" svg:x="7.072cm" svg:y="7.958cm">
          <draw:text-box>
            <text:p><text:span text:style-name="T6">&gt;&gt;&gt; dna[0]</text:span></text:p>
            <text:p><text:span text:style-name="T6"/></text:p>
            <text:p><text:span text:style-name="T6">&gt;&gt;&gt; dna[0:3]</text:span></text:p>
            <text:p><text:span text:style-name="T6"/></text:p>
            <text:p><text:span text:style-name="T6">&gt;&gt;&gt; dna[-1]</text:span></text:p>
            <text:p><text:span text:style-name="T6"/></text:p>
            <text:p><text:span text:style-name="T6">&gt;&gt;&gt; dna[-1:-3]</text:span></text:p>
            <text:p><text:span text:style-name="T6"/></text:p>
            <text:p><text:span text:style-name="T6">&gt;&gt;&gt; dna[-3:-1]</text:span></text:p>
            <text:p><text:span text:style-name="T6"/></text:p>
          </draw:text-box>
        </draw:frame>
        <draw:frame draw:style-name="gr8" draw:text-style-name="P5" draw:layer="layout" svg:width="6.858cm" svg:height="7.666cm" svg:x="13.168cm" svg:y="7.958cm">
          <draw:text-box>
            <text:p><text:span text:style-name="T6">&gt;&gt;&gt; dna[0:5]</text:span></text:p>
            <text:p><text:span text:style-name="T6"/></text:p>
            <text:p><text:span text:style-name="T6">&gt;&gt;&gt; dna[0:5:2]</text:span></text:p>
            <text:p><text:span text:style-name="T6"/></text:p>
            <text:p><text:span text:style-name="T6">&gt;&gt;&gt; dna[0:5][::-1]</text:span></text:p>
            <text:p><text:span text:style-name="T6"/></text:p>
            <text:p><text:span text:style-name="T6">&gt;&gt;&gt; dna[0:5][::-2]</text:span></text:p>
            <text:p><text:span text:style-name="T6"/></text:p>
            <text:p><text:span text:style-name="T6">&gt;&gt;&gt; dna</text:span></text:p>
            <text:p><text:span text:style-name="T6"/></text:p>
          </draw:text-box>
        </draw:frame>
        <draw:frame draw:style-name="gr9" draw:text-style-name="P9" draw:layer="layout" svg:width="17.389cm" svg:height="0.962cm" svg:x="5.263cm" svg:y="17.072cm">
          <draw:text-box>
            <text:p><text:span text:style-name="T3">Try to guess the answer using what you've learned firs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trings in Python: Answers</text:p>
          </draw:text-box>
        </draw:frame>
        <draw:frame draw:style-name="gr6" draw:text-style-name="P5" draw:layer="layout" svg:width="12.912cm" svg:height="1.016cm" svg:x="7.114cm" svg:y="5.926cm">
          <draw:text-box>
            <text:p><text:span text:style-name="T6">&gt;&gt;&gt; dna = '</text:span><text:span text:style-name="T13">CGGTTAATAGGGACTCTC'</text:span></text:p>
          </draw:text-box>
        </draw:frame>
        <draw:frame draw:style-name="gr10" draw:text-style-name="P5" draw:layer="layout" svg:width="4.826cm" svg:height="8.044cm" svg:x="7.072cm" svg:y="7.958cm">
          <draw:text-box>
            <text:p><text:span text:style-name="T6">&gt;&gt;&gt; dna[0]</text:span></text:p>
            <text:p><text:span text:style-name="T6">'C'</text:span></text:p>
            <text:p><text:span text:style-name="T6">&gt;&gt;&gt; dna[0:3]</text:span></text:p>
            <text:p><text:span text:style-name="T6">'CGG'</text:span></text:p>
            <text:p><text:span text:style-name="T6">&gt;&gt;&gt; dna[-1]</text:span></text:p>
            <text:p><text:span text:style-name="T6">'C'</text:span></text:p>
            <text:p><text:span text:style-name="T6">&gt;&gt;&gt; dna[-1:-3]</text:span></text:p>
            <text:p><text:span text:style-name="T6">''</text:span></text:p>
            <text:p><text:span text:style-name="T6">&gt;&gt;&gt; dna[-3:-1]</text:span></text:p>
            <text:p><text:span text:style-name="T6">'CT'</text:span></text:p>
          </draw:text-box>
        </draw:frame>
        <draw:frame draw:style-name="gr8" draw:text-style-name="P5" draw:layer="layout" svg:width="6.858cm" svg:height="8.072cm" svg:x="13.168cm" svg:y="7.958cm">
          <draw:text-box>
            <text:p><text:span text:style-name="T6">&gt;&gt;&gt; dna[0:5]</text:span></text:p>
            <text:p><text:span text:style-name="T6">'CGGTT'</text:span></text:p>
            <text:p><text:span text:style-name="T6">&gt;&gt;&gt; dna[0:5:2]</text:span></text:p>
            <text:p><text:span text:style-name="T6">'CGT'</text:span></text:p>
            <text:p><text:span text:style-name="T6">&gt;&gt;&gt; dna[0:5][::-1]</text:span></text:p>
            <text:p><text:span text:style-name="T6">'TTGGC'</text:span></text:p>
            <text:p><text:span text:style-name="T6">&gt;&gt;&gt; dna[0:5][::-2]</text:span></text:p>
            <text:p><text:span text:style-name="T6">'TGC'</text:span></text:p>
            <text:p><text:span text:style-name="T6">&gt;&gt;&gt; dna</text:span></text:p>
            <text:p><text:span text:style-name="T6">'</text:span><text:span text:style-name="T13">CGGTTAATAGGGACTCTC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String Methods and Functions</text:p>
          </draw:text-box>
        </draw:frame>
        <draw:frame presentation:style-name="pr16" draw:text-style-name="P7" draw:layer="layout" svg:width="25.199cm" svg:height="8.973cm" svg:x="1.4cm" svg:y="4.914cm" presentation:class="outline" presentation:user-transformed="true">
          <draw:text-box>
            <text:list text:style-name="L2">
              <text:list-item>
                <text:p><text:span text:style-name="T10">This is a method: </text:span><text:span text:style-name="T11">string.method()</text:span></text:p>
                <text:list>
                  <text:list-item>
                    <text:p><text:span text:style-name="T12">dna.count('A') # counts the number of adenines in your sequence</text:span></text:p>
                  </text:list-item>
                  <text:list-item>
                    <text:p><text:span text:style-name="T12">dna.find('GGGA') # finds exact motif and returns index (or -1)</text:span></text:p>
                  </text:list-item>
                  <text:list-item>
                    <text:p><text:span text:style-name="T12">dna.replace('GG', 'CC') # replaces all occurrences of 'GG' with 'CC'</text:span></text:p>
                  </text:list-item>
                  <text:list-item>
                    <text:p><text:span text:style-name="T12">And many, many more! (The real power of strings comes with </text:span><text:span text:style-name="T11">regular expressions</text:span><text:span text:style-name="T12"> that deal with inexact matches, which will be covered later)</text:span></text:p>
                  </text:list-item>
                </text:list>
              </text:list-item>
            </text:list>
          </draw:text-box>
        </draw:frame>
        <draw:frame presentation:style-name="pr11" draw:text-style-name="P7" draw:layer="layout" svg:width="25.199cm" svg:height="5.808cm" svg:x="1.4cm" svg:y="13.474cm" presentation:class="outline" presentation:user-transformed="true">
          <draw:text-box>
            <text:list text:style-name="L2">
              <text:list-item>
                <text:p><text:span text:style-name="T10">This is a function: </text:span><text:span text:style-name="T11">function(string)</text:span></text:p>
                <text:list>
                  <text:list-item>
                    <text:p><text:span text:style-name="T10">len(dna) # gives you the length of the sequence</text:span></text:p>
                  </text:list-item>
                  <text:list-item>
                    <text:p><text:span text:style-name="T10">str(anything) # turns anything (like numbers) into a string</text:span></text:p>
                  </text:list-item>
                  <text:list-item>
                    <text:p><text:span text:style-name="T10">And many more! (I rarely use functions on strings, TB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trings in Python: Exercises</text:p>
          </draw:text-box>
        </draw:frame>
        <draw:frame draw:style-name="gr6" draw:text-style-name="P2" draw:layer="layout" svg:width="12.912cm" svg:height="8.072cm" svg:x="7.114cm" svg:y="5.926cm">
          <draw:text-box>
            <text:p><text:span text:style-name="T4">&gt;&gt;&gt; dna = '</text:span><text:span text:style-name="T14">CGGTTAATAGGGACTCTC'</text:span></text:p>
            <text:p><text:span text:style-name="T14">&gt;&gt;&gt; dna.count('A')</text:span></text:p>
            <text:p><text:span text:style-name="T14"/></text:p>
            <text:p><text:span text:style-name="T14">&gt;&gt;&gt; dna.find('GGGA')</text:span></text:p>
            <text:p><text:span text:style-name="T14"/></text:p>
            <text:p><text:span text:style-name="T14">&gt;&gt;&gt; dna.replace('GG', 'CC')</text:span></text:p>
            <text:p><text:span text:style-name="T14"/></text:p>
            <text:p><text:span text:style-name="T14">&gt;&gt;&gt; dna[0:9].count('T')</text:span></text:p>
            <text:p><text:span text:style-name="T14"/></text:p>
            <text:p><text:span text:style-name="T14">&gt;&gt;&gt; dna[0:len(dna)/2].find('T')</text:span></text:p>
            <text:p><text:span text:style-name="T14"/></text:p>
          </draw:text-box>
        </draw:frame>
        <draw:frame draw:style-name="gr9" draw:text-style-name="P9" draw:layer="layout" svg:width="17.389cm" svg:height="0.962cm" svg:x="5.264cm" svg:y="15.472cm">
          <draw:text-box>
            <text:p><text:span text:style-name="T3">Try to guess the answer using what you've learned firs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3T14">
        <draw:frame presentation:style-name="pr5" draw:layer="layout" svg:width="25.199cm" svg:height="3.506cm" svg:x="1.4cm" svg:y="0.937cm" presentation:class="title">
          <draw:text-box>
            <text:p>Strings in Python: Answers</text:p>
          </draw:text-box>
        </draw:frame>
        <draw:frame draw:style-name="gr6" draw:text-style-name="P2" draw:layer="layout" svg:width="12.912cm" svg:height="8.072cm" svg:x="7.114cm" svg:y="5.926cm">
          <draw:text-box>
            <text:p><text:span text:style-name="T4">&gt;&gt;&gt; dna = '</text:span><text:span text:style-name="T14">CGGTTAATAGGGACTCTC'</text:span></text:p>
            <text:p><text:span text:style-name="T14">&gt;&gt;&gt; dna.count('A')</text:span></text:p>
            <text:p><text:span text:style-name="T14">4</text:span></text:p>
            <text:p><text:span text:style-name="T14">&gt;&gt;&gt; dna.find('GGGA')</text:span></text:p>
            <text:p><text:span text:style-name="T14">9</text:span></text:p>
            <text:p><text:span text:style-name="T14">&gt;&gt;&gt; dna.replace('GG', 'CC')</text:span></text:p>
            <text:p><text:span text:style-name="T14">'CCCTTAATACCGACTCTC'</text:span></text:p>
            <text:p><text:span text:style-name="T14">&gt;&gt;&gt; dna[0:9].count('T')</text:span></text:p>
            <text:p><text:span text:style-name="T14">3</text:span></text:p>
            <text:p><text:span text:style-name="T14">&gt;&gt;&gt; dna[0:len(dna)/2].find('T')</text:span></text:p>
            <text:p><text:span text:style-name="T14">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Problem Solving</text:p>
          </draw:text-box>
        </draw:frame>
        <draw:frame presentation:style-name="pr17" draw:text-style-name="P7" draw:layer="layout" svg:width="25.199cm" svg:height="6.155cm" svg:x="1.4cm" svg:y="4.914cm" presentation:class="outline" presentation:user-transformed="true">
          <draw:text-box>
            <text:list text:style-name="L2">
              <text:list-item>
                <text:p><text:span text:style-name="T10">Go to </text:span><text:span text:style-name="T11">sacklerpython.wordpress.com</text:span><text:span text:style-name="T10"> and download the file '</text:span><text:span text:style-name="T11">sample1.fa</text:span><text:span text:style-name="T10">' into your </text:span><text:span text:style-name="T11">myPython</text:span><text:span text:style-name="T10"> folder (your active folder in Python should still be this folder)</text:span></text:p>
              </text:list-item>
              <text:list-item>
                <text:p><text:span text:style-name="T10">Now in your Python interpreter, type the following to open the file:</text:span></text:p>
                <text:list>
                  <text:list-item>
                    <text:p><text:span text:style-name="T10">After typing the colon, hit Enter and then Tab before typing 'dna' to indent the second line (it's a long story, I'll explain later)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5.199cm" svg:height="5.808cm" svg:x="1.4cm" svg:y="14.224cm" presentation:class="outline" presentation:user-transformed="true">
          <draw:text-box>
            <text:list text:style-name="L2">
              <text:list-item>
                <text:p><text:span text:style-name="T10">Now your FASTA file is stored as a string in the variable </text:span><text:span text:style-name="T11">dna</text:span><text:span text:style-name="T10">. (Note that our previous string, also called </text:span><text:span text:style-name="T11">dna</text:span><text:span text:style-name="T10">, is now erased from memory)</text:span></text:p>
              </text:list-item>
              <text:list-item>
                <text:p><text:span text:style-name="T10">Take a look at </text:span><text:span text:style-name="T11">dna</text:span><text:span text:style-name="T10">.</text:span></text:p>
              </text:list-item>
            </text:list>
          </draw:text-box>
        </draw:frame>
        <draw:frame draw:style-name="gr6" draw:text-style-name="P5" draw:layer="layout" svg:width="18.804cm" svg:height="1.673cm" svg:x="4.572cm" svg:y="11.684cm">
          <draw:text-box>
            <text:p><text:span text:style-name="T6">&gt;&gt;&gt; </text:span><text:span text:style-name="T13">with open('sample1.fa', 'r') as file:</text:span></text:p>
            <text:p><text:span text:style-name="T13"><text:tab/></text:span><text:span text:style-name="T13"><text:tab/></text:span><text:span text:style-name="T13">dna = file.read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Problem Solving</text:p>
          </draw:text-box>
        </draw:frame>
        <draw:frame draw:style-name="gr11" draw:text-style-name="P5" draw:layer="layout" svg:width="22.614cm" svg:height="13.76cm" svg:x="2.724cm" svg:y="5.036cm">
          <draw:text-box>
            <text:p><text:span text:style-name="T6">&gt;&gt;&gt; </text:span><text:span text:style-name="T13">dna</text:span></text:p>
            <text:p><text:span text:style-name="T13">'TAGCGTCAATACCGGGTAGCAGGCTGAGAATCCCTTGTAACAGTCTGTTACCCCCCCGAACAGAAGCCTTTGACTCTGAACGCACTGTAACGAAGTATGTTACAGCGTTTACAGCCAACGAAATAGCTTTTGCAGCGGCGTCAAGGAGACGGACCACTGGGGAGTAAAGGACTGGCATCAACGTACGTCCACGCAATCACGGCTGTGAGCCCATGACAGTGACTTTCACTGGCCATCTTTCTCAGTCAACAGATAGTCTCCTATCCAGGCGCTAATTCATCCTCACACGAATGGATATTAGTATAGCCCTTACAACGGGCCATCGGACCAACTTTAAGCAAACGGACAAGGAAACGGATACCTTTCCTACACAAAGGTTCACCGCGCCCGATGAGAGGTCAAGGTGACGCATATCCTTCTCGTAAGTCACTTGCGGCGGGGGGTATAACCTTCAGTGTGACCAATCGTAGGAAATAGAACGGCAGCCCCAAAGCGCGTGCAGGTGCGTCATTACGTCTTAGGTGATAGCAGGTATTAGGCCTAGAGAACATCATCAATGCCGCGATGCACCTTCTGCTGGCGATGACAGCTCATTCTCTTTGAGCCAATTGAGTGACTACCGACCTAGCGGCCTCCAGTACGAAGATAATAGGCGCCAAGAGTGGCGTGTCATTCCGTTAGCAGCATGCGCCAAGATGGGTTCCGGGATAGGAGCAGAGGAAGCACAAGGCAAACGCGACTAGGCATGTTGGAAGTTCAGAAGGACTCCTCCGCATCTTACCTACAATCGCACCCACATAGCTAGCATATGTCAAGATTCGCATGCTTAACGAAAGGTGGGGATACTTGAACATTTGAGTTTCCTCTTCGGGCCGGCGATCTCGTC\n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Problem Solving</text:p>
          </draw:text-box>
        </draw:frame>
        <draw:frame presentation:style-name="pr18" draw:text-style-name="P10" draw:layer="layout" svg:width="25.199cm" svg:height="10.091cm" svg:x="1.4cm" svg:y="4.443cm" presentation:class="outline" presentation:user-transformed="true">
          <draw:text-box>
            <text:list text:style-name="L2">
              <text:list-item>
                <text:p><text:span text:style-name="T15">Problem 1: See the '\n' at the end? We don't want that, but getting rid of it automatically is for another lesson. For now, use string slicing to cut it out.</text:span></text:p>
              </text:list-item>
              <text:list-item>
                <text:p><text:span text:style-name="T15">Problem 2: Locate the motif '</text:span><text:span text:style-name="T16">TGAGCCCATG' in the sequence. Hint: what is the index?</text:span></text:p>
              </text:list-item>
              <text:list-item>
                <text:p><text:span text:style-name="T16">Problem 3: What is the GC content of the DNA to 2 decimal spaces?</text:span></text:p>
              </text:list-item>
              <text:list-item>
                <text:p><text:span text:style-name="T16">Problem 4: If we put the above subsequence into a variable called '</text:span><text:span text:style-name="T17">motif</text:span><text:span text:style-name="T16">', reproduce it only by slicing </text:span><text:span text:style-name="T17">dna</text:span><text:span text:style-name="T16">. </text:span><text:span text:style-name="T18">Bonus:</text:span><text:span text:style-name="T16"> Make it so that if I put another sequence in </text:span><text:span text:style-name="T17">motif</text:span><text:span text:style-name="T16">, the code would still work unmodified and reproduce the second motif by just slicing </text:span><text:span text:style-name="T17">dna</text:span><text:span text:style-name="T16"> (hint: use methods and functions in the slice indexes and refer to the subsequence by its variable name).</text:span></text:p>
              </text:list-item>
            </text:list>
          </draw:text-box>
        </draw:frame>
        <draw:frame draw:style-name="gr6" draw:text-style-name="P11" draw:layer="layout" svg:width="18.804cm" svg:height="3.095cm" svg:x="4.564cm" svg:y="15.24cm">
          <draw:text-box>
            <text:p><text:span text:style-name="T19">&gt;&gt;&gt; </text:span><text:span text:style-name="T20">motif = 'TGAGCCCATG'</text:span></text:p>
            <text:p><text:span text:style-name="T20">&gt;&gt;&gt; dna = [?:?]</text:span></text:p>
            <text:p><text:span text:style-name="T20">&gt;&gt;&gt; motif = 'GGAAATAGAACGG'</text:span></text:p>
            <text:p><text:span text:style-name="T20">&gt;&gt;&gt; # will your code still work? (Bonus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3T14">
        <draw:frame presentation:style-name="pr3" draw:layer="layout" svg:width="25.199cm" svg:height="3.506cm" svg:x="1.4cm" svg:y="0.937cm" presentation:class="title">
          <draw:text-box>
            <text:p>Problem Solving</text:p>
          </draw:text-box>
        </draw:frame>
        <draw:frame presentation:style-name="pr18" draw:text-style-name="P10" draw:layer="layout" svg:width="25.199cm" svg:height="7.555cm" svg:x="1.4cm" svg:y="4.443cm" presentation:class="outline" presentation:user-transformed="true">
          <draw:text-box>
            <text:list text:style-name="L2">
              <text:list-item>
                <text:p><text:span text:style-name="T15">Problem 1: dna[:-1]</text:span></text:p>
              </text:list-item>
              <text:list-item>
                <text:p><text:span text:style-name="T15">Problem 2: 205</text:span></text:p>
              </text:list-item>
              <text:list-item>
                <text:p><text:span text:style-name="T16">Problem 3: 51.18%</text:span></text:p>
              </text:list-item>
              <text:list-item>
                <text:p><text:span text:style-name="T16">Problem 3: I will accept</text:span></text:p>
                <text:list>
                  <text:list-item>
                    <text:p><text:span text:style-name="T16">dna[205:215]</text:span></text:p>
                  </text:list-item>
                  <text:list-item>
                    <text:p><text:span text:style-name="T16">dna[dna.index(motif):dna.index(motif)+len(motif)]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8.804cm" svg:height="4.517cm" svg:x="4.064cm" svg:y="12.954cm">
          <draw:text-box>
            <text:p><text:span text:style-name="T20">&gt;&gt;&gt; motif = 'TGAGCCCATG'</text:span></text:p>
            <text:p><text:span text:style-name="T20">&gt;&gt;&gt; dna[dna.index(motif):dna.index(motif)+len(motif)]</text:span></text:p>
            <text:p><text:span text:style-name="T20">'TGAGCCCATG'</text:span></text:p>
            <text:p><text:span text:style-name="T20">&gt;&gt;&gt; motif = 'GGAAATAGAACGG'</text:span></text:p>
            <text:p><text:span text:style-name="T20">&gt;&gt;&gt; dna[dna.index(motif):dna.index(motif)+len(motif)]</text:span></text:p>
            <text:p><text:span text:style-name="T20">'GGAAATAGAACGG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ourth Eye</meta:initial-creator>
    <meta:creation-date>2013-08-28T22:18:52</meta:creation-date>
    <dc:date>2013-09-30T12:18:25</dc:date>
    <dc:creator>Fourth Eye</dc:creator>
    <meta:editing-duration>P6DT15M15S</meta:editing-duration>
    <meta:editing-cycles>40</meta:editing-cycles>
    <meta:generator>LibreOffice/3.5$Linux_x86 LibreOffice_project/350m1$Build-2</meta:generator>
    <meta:document-statistic meta:object-count="149"/>
  </office:meta>
</office:document-meta>
</file>